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miri" svg:font-family="Amiri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rbel Light" svg:font-family="'Corbel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Yu Gothic UI Semibold" svg:font-family="'Yu Gothic UI Semibold'" style:font-family-generic="swiss" style:font-pitch="variable"/>
  </office:font-face-decls>
  <office:automatic-styles>
    <style:style style:name="P1" style:family="paragraph" style:parent-style-name="Standard">
      <style:text-properties style:font-name="Corbel Light" fo:font-size="12pt" officeooo:rsid="000dbd52" officeooo:paragraph-rsid="000dbd52" style:font-size-asian="12pt" style:font-size-complex="12pt"/>
    </style:style>
    <style:style style:name="P2" style:family="paragraph" style:parent-style-name="Standard">
      <style:paragraph-properties fo:margin-left="0in" fo:margin-right="0in" fo:margin-top="0in" fo:margin-bottom="0.1252in" style:contextual-spacing="false" fo:orphans="2" fo:widows="2" fo:text-indent="0in" style:auto-text-indent="false"/>
      <style:text-properties style:font-name="Corbel Light" fo:font-size="12pt" officeooo:rsid="001868e4" officeooo:paragraph-rsid="001868e4" style:font-size-asian="12pt" style:font-size-complex="12pt"/>
    </style:style>
    <style:style style:name="P3" style:family="paragraph" style:parent-style-name="Standard">
      <style:text-properties style:font-name="Corbel Light" fo:font-size="12pt" fo:font-style="italic" officeooo:rsid="0012401a" officeooo:paragraph-rsid="0012401a" style:font-size-asian="12pt" style:font-style-asian="italic" style:font-size-complex="12pt" style:font-style-complex="italic"/>
    </style:style>
    <style:style style:name="P4" style:family="paragraph" style:parent-style-name="Standard">
      <style:text-properties style:font-name="Corbel Light" fo:font-size="12pt" fo:font-style="italic" officeooo:rsid="000dbd52" officeooo:paragraph-rsid="000dbd52" style:font-size-asian="12pt" style:font-style-asian="italic" style:font-size-complex="12pt" style:font-style-complex="italic"/>
    </style:style>
    <style:style style:name="P5" style:family="paragraph" style:parent-style-name="Standard">
      <style:paragraph-properties fo:margin-left="0in" fo:margin-right="0in" fo:margin-top="0in" fo:margin-bottom="0.1252in" style:contextual-spacing="false" fo:orphans="2" fo:widows="2" fo:text-indent="0in" style:auto-text-indent="false"/>
      <style:text-properties style:font-name="Corbel Light" fo:font-size="10.5pt"/>
    </style:style>
    <style:style style:name="P6" style:family="paragraph" style:parent-style-name="Standard">
      <style:text-properties fo:font-variant="normal" fo:text-transform="none" fo:color="#1f1f1f" loext:opacity="100%" style:font-name="Corbel Light" fo:font-size="10.5pt" fo:letter-spacing="normal" fo:font-style="italic" fo:font-weight="normal" officeooo:rsid="000dbd52" officeooo:paragraph-rsid="00112504" style:font-size-asian="12pt" style:font-style-asian="italic" style:font-size-complex="12pt" style:font-style-complex="italic"/>
    </style:style>
    <style:style style:name="P7" style:family="paragraph" style:parent-style-name="Standard">
      <style:paragraph-properties fo:margin-left="0in" fo:margin-right="0in" fo:margin-top="0in" fo:margin-bottom="0.1252in" style:contextual-spacing="false" fo:orphans="2" fo:widows="2" fo:text-indent="0in" style:auto-text-indent="false"/>
      <style:text-properties fo:font-variant="normal" fo:text-transform="none" fo:color="#1f1f1f" loext:opacity="100%" style:font-name="Corbel Light" fo:font-size="10.5pt" fo:letter-spacing="normal" fo:font-style="italic" fo:font-weight="normal" style:font-style-asian="italic" style:font-style-complex="italic"/>
    </style:style>
    <style:style style:name="T1" style:family="text">
      <style:text-properties officeooo:rsid="000ee162"/>
    </style:style>
    <style:style style:name="T2" style:family="text">
      <style:text-properties officeooo:rsid="000ee2d5"/>
    </style:style>
    <style:style style:name="T3" style:family="text">
      <style:text-properties officeooo:rsid="00109a92"/>
    </style:style>
    <style:style style:name="T4" style:family="text">
      <style:text-properties officeooo:rsid="00112504"/>
    </style:style>
    <style:style style:name="T5" style:family="text">
      <style:text-properties officeooo:rsid="0012401a"/>
    </style:style>
    <style:style style:name="T6" style:family="text">
      <style:text-properties officeooo:rsid="0013b011"/>
    </style:style>
    <style:style style:name="T7" style:family="text">
      <style:text-properties fo:font-variant="normal" fo:text-transform="none" fo:color="#1f1f1f" loext:opacity="100%" fo:letter-spacing="normal" fo:font-style="normal" fo:font-weight="normal"/>
    </style:style>
    <style:style style:name="T8" style:family="text">
      <style:text-properties fo:font-variant="normal" fo:text-transform="none" fo:color="#1f1f1f" loext:opacity="100%" fo:letter-spacing="normal" fo:font-style="normal" fo:font-weight="normal" officeooo:rsid="0019fecc"/>
    </style:style>
    <style:style style:name="T9" style:family="text">
      <style:text-properties fo:font-variant="normal" fo:text-transform="none" fo:color="#1f1f1f" loext:opacity="100%" fo:letter-spacing="normal" fo:font-style="normal" fo:font-weight="normal" officeooo:rsid="001ad2c5"/>
    </style:style>
    <style:style style:name="T10" style:family="text">
      <style:text-properties fo:font-variant="normal" fo:text-transform="none" fo:color="#1f1f1f" loext:opacity="100%" fo:letter-spacing="normal" fo:font-style="italic" fo:font-weight="normal" style:font-style-asian="italic" style:font-style-complex="italic"/>
    </style:style>
    <style:style style:name="T11" style:family="text">
      <style:text-properties fo:font-variant="normal" fo:text-transform="none" fo:color="#1f1f1f" loext:opacity="100%" fo:letter-spacing="normal" fo:font-style="italic" fo:font-weight="normal" officeooo:rsid="0017830b" style:font-style-asian="italic" style:font-style-complex="italic"/>
    </style:style>
    <style:style style:name="T12" style:family="text">
      <style:text-properties fo:font-variant="normal" fo:text-transform="none" fo:color="#1f1f1f" loext:opacity="100%" fo:letter-spacing="normal" fo:font-style="italic" fo:font-weight="normal" officeooo:rsid="0012401a" style:font-style-asian="italic" style:font-style-complex="italic"/>
    </style:style>
    <style:style style:name="T13" style:family="text">
      <style:text-properties fo:font-variant="normal" fo:text-transform="none" fo:color="#1f1f1f" loext:opacity="100%" fo:letter-spacing="normal" fo:font-style="italic" fo:font-weight="normal" officeooo:rsid="00159dfc" style:font-style-asian="italic" style:font-style-complex="italic"/>
    </style:style>
    <style:style style:name="T14" style:family="text">
      <style:text-properties fo:font-variant="normal" fo:text-transform="none" fo:color="#1f1f1f" loext:opacity="100%" fo:letter-spacing="normal" fo:font-style="italic" fo:font-weight="normal" officeooo:rsid="001868e4" style:font-style-asian="italic" style:font-style-complex="italic"/>
    </style:style>
    <style:style style:name="T15" style:family="text">
      <style:text-properties fo:font-variant="normal" fo:text-transform="none" fo:color="#1f1f1f" loext:opacity="100%" style:text-position="super 58%" fo:letter-spacing="normal" fo:font-style="normal" fo:font-weight="normal" officeooo:rsid="0019fecc"/>
    </style:style>
    <style:style style:name="T16" style:family="text">
      <style:text-properties officeooo:rsid="001868e4"/>
    </style:style>
    <style:style style:name="T17" style:family="text">
      <style:text-properties officeooo:rsid="0019acb7"/>
    </style:style>
    <style:style style:name="T18" style:family="text">
      <style:text-properties style:text-position="0% 100%"/>
    </style:style>
    <style:style style:name="T19" style:family="text">
      <style:text-properties officeooo:rsid="001bb4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y are fonts so hard to remember? <text:span text:style-name="T1">The name of this font is Corbel Light. It sounds more like Coors Light than Corel Office. The remainder of this essay will dissolve into unenciphered gibberish. “Dissolve” implies a process, therefore does not imply gibberish commences at maximum </text:span><text:span text:style-name="T17">or instantaneous </text:span><text:span text:style-name="T1">pace. Aqueous solutions of semantics and nonsense mix to form fragments of meaning, which have a non-linear structure. The polyphony of narration is a consequence of sentence monomers, floating freely in a beaker of statement </text:span><text:span text:style-name="T4">strands</text:span><text:span text:style-name="T1">. </text:span><text:span text:style-name="T2">Recently, chemists have synthesized the thinnest strands of spaghetti, confirmed under a scanning electron microscope using a method called electrospinning. The strands of these sentences are polysaccharide, and in past generations, </text:span><text:span text:style-name="T3">fill</text:span><text:span text:style-name="T4">ed</text:span><text:span text:style-name="T3"> bookstore</text:span><text:span text:style-name="T4">s’</text:span><text:span text:style-name="T3"> </text:span><text:span text:style-name="T4">revolving racks with</text:span><text:span text:style-name="T3"> pulp novels. Starchy novels with sweet romance </text:span><text:span text:style-name="T4">plots</text:span><text:span text:style-name="T3"> and saccharin</text:span><text:span text:style-name="T19">e</text:span><text:span text:style-name="T3"> characters </text:span><text:span text:style-name="T4">with side-quests spanning 18 miles in a bookstore. If Nelly were a nerd,</text:span></text:p>
      <text:p text:style-name="P1"/>
      <text:p text:style-name="P3">Chemistry Beaker</text:p>
      <text:p text:style-name="P4"/>
      <text:p text:style-name="P6">Hot <text:span text:style-name="T4">plate</text:span>!</text:p>
      <text:p text:style-name="P6"><text:line-break/><text:span text:style-name="T4">H</text:span>mm</text:p>
      <text:p text:style-name="P7">I'm <text:span text:style-name="T5">stirrin</text:span>' down, down <text:span text:style-name="T5">table</text:span>, yo' <text:span text:style-name="T5">flask</text:span> <text:span text:style-name="T5">o</text:span>n a Range <text:span text:style-name="T5">Oven</text:span> (c'mon)<text:line-break/><text:span text:style-name="T5">Chem</text:span> <text:span text:style-name="T5">beaker,</text:span> <text:span text:style-name="T6">sugar</text:span>, <text:span text:style-name="T5">rod</text:span> ready to let it <text:span text:style-name="T5">diz</text:span> (hot <text:span text:style-name="T4">plate</text:span>!)<text:line-break/><text:span text:style-name="T4">Chimney</text:span>, <text:span text:style-name="T4">Chimney</text:span> <text:span text:style-name="T4">cacao</text:span>, what? Listen to it <text:span text:style-name="T16">weigh</text:span><text:line-break/><text:span text:style-name="T5">Heat</text:span> it up and take a <text:span text:style-name="T5">whiff</text:span>, <text:span text:style-name="T5">gas</text:span> it to me now<text:line-break/>I'm <text:span text:style-name="T5">stirrin</text:span>' down, down <text:span text:style-name="T5">table</text:span>, yo' <text:span text:style-name="T5">flask</text:span> <text:span text:style-name="T5">on</text:span> a Range <text:span text:style-name="T5">Oven</text:span><text:line-break/><text:span text:style-name="T5">Chem</text:span> <text:span text:style-name="T5">beaker</text:span> <text:span text:style-name="T6">sugar</text:span>, <text:span text:style-name="T5">rod</text:span> ready to let it <text:span text:style-name="T5">diz</text:span><text:line-break/><text:span text:style-name="T5">Chimney</text:span>, <text:span text:style-name="T5">Chimney</text:span> <text:span text:style-name="T5">cacao</text:span>, what? Listen to it <text:span text:style-name="T16">chow</text:span><text:line-break/><text:span text:style-name="T5">Heat</text:span> it up, <text:span text:style-name="T16">Caps off</text:span> and take a <text:span text:style-name="T5">whiff</text:span>, <text:span text:style-name="T5">gas</text:span> it to me now</text:p>
      <text:p text:style-name="P5"><text:span text:style-name="T10">You can find me, </text:span><text:span text:style-name="T14">i</text:span><text:span text:style-name="T10">n St. </text:span><text:span text:style-name="T12">Elmo’</text:span><text:span text:style-name="T11">s fire</text:span><text:span text:style-name="T10"> </text:span><text:span text:style-name="T12">spinning</text:span><text:span text:style-name="T10">' on </text:span><text:span text:style-name="T14">masts</text:span><text:span text:style-name="T10"><text:line-break/></text:span><text:span text:style-name="T13">Pokin</text:span><text:span text:style-name="T10">' on </text:span><text:span text:style-name="T13">logs</text:span><text:span text:style-name="T10">, blowin' up like </text:span><text:span text:style-name="T13">exploding</text:span><text:span text:style-name="T10"> </text:span><text:span text:style-name="T13">embers</text:span><text:span text:style-name="T10"><text:line-break/>Sippin' </text:span><text:span text:style-name="T13">ferment</text:span><text:span text:style-name="T10">, gettin' </text:span><text:span text:style-name="T13">served</text:span><text:span text:style-name="T10"> and getting </text:span><text:span text:style-name="T13">bubbled</text:span><text:span text:style-name="T10"><text:line-break/>and </text:span><text:span text:style-name="T11">nudges</text:span><text:span text:style-name="T10">, mean </text:span><text:span text:style-name="T11">p</text:span><text:span text:style-name="T10">ugs and shoulder ‘</text:span><text:span text:style-name="T11">druff</text:span><text:span text:style-name="T10"><text:line-break/>And it's all because, 'ccumulated enough </text:span><text:span text:style-name="T11">matches</text:span><text:span text:style-name="T10"><text:line-break/>Just to navigate it, wood</text:span><text:span text:style-name="T14">en leg like Lieutenant Dan, no</text:span><text:span text:style-name="T10"> chrome….</text:span><text:span text:style-name="T7"><text:line-break/></text:span></text:p>
      <text:p text:style-name="P2"><text:span text:style-name="T7">Let’s just say I stopped trying to parody that because it was so cringe. </text:span><text:span text:style-name="T8">By the 2</text:span><text:span text:style-name="T15">nd</text:span><text:span text:style-name="T8"> paragraph I was more interested in changing St. Louis to St. Elmo, which caused the entire setting to change from a laboratory </text:span><text:span text:style-name="T9">to</text:span><text:span text:style-name="T8"> a fireplace </text:span><text:span text:style-name="T9">and then</text:span><text:span text:style-name="T8"> to a sailboat, after which I was not really trying to be consistent, unless you count the dissolving them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miri" svg:font-family="Amiri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rbel Light" svg:font-family="'Corbel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Yu Gothic UI Semibold" svg:font-family="'Yu Gothic UI Semibold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7T07:44:02.326000000</meta:creation-date>
    <meta:print-date>2024-11-27T16:04:25.735000000</meta:print-date>
    <meta:printed-by>PDF files</meta:printed-by>
    <dc:date>2024-11-27T16:07:06.996000000</dc:date>
    <meta:editing-duration>PT2H55M30S</meta:editing-duration>
    <meta:editing-cycles>7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7" meta:word-count="348" meta:character-count="2062" meta:non-whitespace-character-count="1719"/>
  </office:meta>
</office:document-meta>
</file>